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MessageFormat.getQuotedString( String pattern , ParsePosition pos , boolean escaping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insertFormats( String pattern , ArrayList customPatter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tendedMessageFormat.ExtendedMessageFormat(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setFormatByArgumentIndex( int argumentIndex , Format new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ExtendedMessageFormat( String pattern , Map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applyPattern( String patter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ExtendedMessageFormat.getFormat( String des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tendedMessageFormat.ExtendedMessageFormat( String pattern , Locale locale , Map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dedMessageFormat.setFormats( Format [ ] newForma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parseFormatDescription( String pattern , ParsePosition p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xtendedMessageFormat.next( Parse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MessageFormat.to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appendQuotedString( String pattern , ParsePosition pos , StringBuffer appendTo , boolean escaping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tendedMessageFormat.seekNonWs( String pattern , ParsePosition p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dedMessageFormat.readArgumentIndex( String pattern , ParsePosition po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xtendedMessageFormat.ExtendedMessageFormat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setFormatsByArgumentIndex( Format [ ] newForma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setFormat( int formatElementIndex , Format new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essageFormat.containsElements( Collection col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